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iragino Mincho ProN" svg:font-family="Hiragino Mincho ProN"/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24.0pt"/>
    </style:style>
    <style:style style:name="P2" style:family="paragraph" style:parent-style-name="Standard">
      <style:text-properties style:font-name="Hiragino Mincho ProN" fo:font-size="24.0pt" fo:color="#fb0207"/>
    </style:style>
    <style:style style:name="P3" style:family="paragraph" style:parent-style-name="Standard">
      <style:text-properties style:font-name="Hiragino Mincho ProN" fo:font-size="15.0pt" fo:color="#ff3333"/>
    </style:style>
    <style:style style:name="P4" style:family="paragraph" style:parent-style-name="Standard">
      <style:text-properties style:font-name="Times New Roman" fo:font-size="15.0pt"/>
    </style:style>
    <style:style style:name="P5" style:family="paragraph" style:parent-style-name="Standard">
      <style:text-properties style:font-name="Times New Roman" fo:font-size="16.0pt" fo:color="#ff0000"/>
    </style:style>
    <style:style style:name="P6" style:family="paragraph" style:parent-style-name="Standard">
      <style:text-properties style:font-name="Hiragino Mincho ProN" fo:font-size="16.0pt" fo:color="#ff0000"/>
    </style:style>
    <style:style style:name="P7" style:family="paragraph" style:parent-style-name="Standard">
      <style:text-properties style:font-name="Times New Roman" fo:font-size="16.0pt" fo:color="#000000"/>
    </style:style>
    <style:style style:name="P8" style:family="paragraph" style:parent-style-name="Standard">
      <style:text-properties style:font-name="Hiragino Mincho ProN" fo:font-size="16.0pt" fo:color="#000000"/>
    </style:style>
    <style:style style:name="P9" style:family="paragraph" style:parent-style-name="Standard">
      <style:text-properties style:font-name="Times New Roman" fo:font-size="16.0pt"/>
    </style:style>
    <style:style style:name="P10" style:family="paragraph" style:parent-style-name="Standard">
      <style:text-properties style:font-name="Hiragino Mincho ProN" fo:font-size="16.0pt"/>
    </style:style>
    <style:style style:name="T1" style:family="text">
      <style:text-properties fo:color="#ff0000"/>
    </style:style>
    <style:style style:name="T2" style:family="text">
      <style:text-properties style:font-name="Times New Roman" fo:color="#000000"/>
    </style:style>
    <style:style style:name="T3" style:family="text">
      <style:text-properties style:font-name="Times New Roman"/>
    </style:style>
    <style:style style:name="T4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ogress Report : Week <text:span text:style-name="T1">03</text:span></text:p>
      <text:p text:style-name="P2"><text:span text:style-name="T2">Team: </text:span>Tsujigiri</text:p>
      <text:p text:style-name="P1"/>
      <text:p text:style-name="P3">各課題の実装方針や、必要と思われるその他作業の見積もりなど。</text:p>
      <text:p text:style-name="P4"/>
      <text:p text:style-name="P4"/>
      <text:p text:style-name="P5">s1240xxx: </text:p>
      <text:p text:style-name="P6">メンバーが行った作業内容について書く。</text:p>
      <text:p text:style-name="P6">たとえば、どの処理を実装したか、こういう入力に対してこう対応したとか、こういうテストデータを作ったとか、環境設定を行ったなど。</text:p>
      <text:p text:style-name="P5"/>
      <text:p text:style-name="P7">s1230023: </text:p>
      <text:p text:style-name="P8">小課題<text:span text:style-name="T3">1</text:span>の交差判定の実装を行った。まだ半分ぐらい。</text:p>
      <text:p text:style-name="P7"/>
      <text:p text:style-name="P7">s1250103</text:p>
      <text:p text:style-name="P8">小課題<text:span text:style-name="T3">1</text:span>を、入出力の機能と交差判定の機能の<text:span text:style-name="T3">2</text:span>つに分割して作業。<text:span text:style-name="T3">python</text:span>で作りたいため、入出力の機能に関していえば<text:span text:style-name="T3">python</text:span>と<text:span text:style-name="T3">c</text:span><text:span text:style-name="T4">と</text:span><text:span text:style-name="T2">2</text:span><text:span text:style-name="T4">つの言語で製作を試みた。</text:span></text:p>
      <text:p text:style-name="P9"/>
      <text:p text:style-name="P9">s1250189</text:p>
      <text:p text:style-name="P10">交差判定に使用する入力の値を構造体に格納するプログラムを<text:span text:style-name="T3"><text:s/>C</text:span>で実際に書き、<text:span text:style-name="T3">python</text:span>で同じことができるのかを考えた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</meta:generator>
  </office:meta>
</office:document-meta>
</file>